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fo:font-weight="bold" officeooo:rsid="000af622" officeooo:paragraph-rsid="000af622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style:text-underline-style="solid" style:text-underline-width="auto" style:text-underline-color="font-color" fo:font-weight="bold" officeooo:rsid="000af622" officeooo:paragraph-rsid="000af622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top="0.199cm" fo:margin-bottom="0.199cm" style:contextual-spacing="false"/>
      <style:text-properties fo:font-size="16pt" officeooo:rsid="000af622" officeooo:paragraph-rsid="000af622" style:font-size-asian="16pt" style:font-size-complex="16pt"/>
    </style:style>
    <style:style style:name="P4" style:family="paragraph" style:parent-style-name="Standard">
      <style:paragraph-properties fo:margin-top="0.199cm" fo:margin-bottom="0.199cm" style:contextual-spacing="false"/>
      <style:text-properties fo:font-size="16pt" officeooo:rsid="000af622" officeooo:paragraph-rsid="00106620" style:font-size-asian="16pt" style:font-size-complex="16pt"/>
    </style:style>
    <style:style style:name="P5" style:family="paragraph" style:parent-style-name="Standard">
      <style:paragraph-properties fo:margin-top="0.199cm" fo:margin-bottom="0.199cm" style:contextual-spacing="false"/>
      <style:text-properties fo:font-size="16pt" officeooo:rsid="000ca3e3" officeooo:paragraph-rsid="000ca3e3" style:font-size-asian="16pt" style:font-size-complex="16pt"/>
    </style:style>
    <style:style style:name="P6" style:family="paragraph" style:parent-style-name="Standard">
      <style:paragraph-properties fo:margin-top="0.199cm" fo:margin-bottom="0.199cm" style:contextual-spacing="false"/>
      <style:text-properties fo:font-size="16pt" officeooo:rsid="000b9859" officeooo:paragraph-rsid="00106620" style:font-size-asian="16pt" style:font-size-complex="16pt"/>
    </style:style>
    <style:style style:name="P7" style:family="paragraph" style:parent-style-name="Standard">
      <style:paragraph-properties fo:margin-top="0.199cm" fo:margin-bottom="0.199cm" style:contextual-spacing="false"/>
      <style:text-properties fo:font-size="16pt" officeooo:rsid="00106620" officeooo:paragraph-rsid="00106620" style:font-size-asian="16pt" style:font-size-complex="16pt"/>
    </style:style>
    <style:style style:name="T1" style:family="text">
      <style:text-properties officeooo:rsid="000e5488"/>
    </style:style>
    <style:style style:name="T2" style:family="text">
      <style:text-properties officeooo:rsid="001066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what Extent We achieved our objective :-</text:p>
      <text:p text:style-name="P1"/>
      <text:p text:style-name="P4">1. We started with a paper <text:s/><text:span text:style-name="T2">(</text:span><text:a xlink:type="simple" xlink:href="https://www.researchgate.net/publication/305385157"><text:span text:style-name="T2">https://www.researchgate.net/publication/305385157</text:span></text:a><text:span text:style-name="T2">) </text:span>that worked on the same dataset. <text:s/>This paper had accuracy of 80%.</text:p>
      <text:p text:style-name="P3">2. So, our aim was to achieve this much accuracy.</text:p>
      <text:p text:style-name="P3">3. Since the data was too much we used 50% of the dataset for our training.</text:p>
      <text:p text:style-name="P3">3. We started with 30% accuracy and Reached over <text:span text:style-name="T1">90</text:span>% accuracy which is much high than the accuracy of the paper.</text:p>
      <text:p text:style-name="P5">4. We are sure that it is not overfitting because the accuracy on both test and training set is high.</text:p>
      <text:p text:style-name="P5"/>
      <text:p text:style-name="P6">So, we were successful in reaching our objective. Acutally we did much better <text:span text:style-name="T2">because we achieved better accuracy than paper (</text:span><text:a xlink:type="simple" xlink:href="https://www.researchgate.net/publication/305385157"><text:span text:style-name="T2">https://www.researchgate.net/publication/305385157</text:span></text:a><text:span text:style-name="T2">). </text:span></text:p>
      <text:p text:style-name="P7">Paper Accuracy :- 80%</text:p>
      <text:p text:style-name="P7">Our Accuracy :- 96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8:59:26.039534894</meta:creation-date>
    <dc:date>2017-04-25T20:45:43.179184196</dc:date>
    <meta:editing-duration>PT1M42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23" meta:character-count="745" meta:non-whitespace-character-count="628"/>
  </office:meta>
</office:document-meta>
</file>